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Prévidente</meta:initial-creator>
    <meta:creation-date>2018-06-20T11:35:41.277705253</meta:creation-date>
    <dc:date>2018-06-21T16:00:10.306942039</dc:date>
    <dc:creator>Simon Prévidente</dc:creator>
    <meta:editing-duration>PT5M14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